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 fo:min-height="0.613cm" fo:min-width="0.46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8cm" fo:min-width="1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.608cm"/>
      <style:paragraph-properties style:writing-mode="lr-tb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color="#111111" draw:fill-color="#3465a4" draw:textarea-horizontal-align="justify" draw:textarea-vertical-align="middle" draw:auto-grow-height="false" fo:min-height="0.613cm" fo:min-width="0.465cm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  <style:paragraph-properties style:writing-mode="lr-tb"/>
    </style:style>
    <style:style style:name="gr15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.608cm"/>
      <style:paragraph-properties style:writing-mode="lr-tb"/>
    </style:style>
    <style:style style:name="gr18" style:family="graphic" style:parent-style-name="objectwithoutfill">
      <style:graphic-properties draw:stroke="solid" svg:stroke-width="0.081cm" svg:stroke-color="#3465a4" draw:marker-start="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465a4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style:text-properties style:text-position="0% 100%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loext:graphic-properties draw:fill="none" draw:fill-color="#ffffff"/>
      <style:paragraph-properties style:writing-mode="lr-tb"/>
      <style:text-properties fo:font-size="15pt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style:style style:name="T4" style:family="text">
      <style:text-properties style:text-position="0% 100%" fo:font-size="13pt" style:font-size-asian="13pt" style:font-size-complex="13pt"/>
    </style:style>
    <style:style style:name="T5" style:family="text">
      <style:text-properties style:text-position="-33% 58%" fo:font-size="13pt" style:font-size-asian="13pt" style:font-size-complex="13pt"/>
    </style:style>
    <style:style style:name="T6" style:family="text">
      <style:text-properties fo:font-size="12pt"/>
    </style:style>
    <style:style style:name="T7" style:family="text">
      <style:text-properties style:text-position="-33% 58%" fo:font-size="12pt"/>
    </style:style>
    <style:style style:name="T8" style:family="text">
      <style:text-properties fo:font-size="15pt"/>
    </style:style>
    <style:style style:name="T9" style:family="text">
      <style:text-properties style:text-position="-33% 58%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65cm" svg:height="1.219cm" svg:x="1.068cm" svg:y="5.33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2.339cm" svg:y1="8.399cm" svg:x2="1.086cm" svg:y2="8.408cm">
            <text:p/>
          </draw:line>
          <draw:line draw:style-name="gr2" draw:text-style-name="P3" draw:layer="layout" svg:x1="2.34cm" svg:y1="8.394cm" svg:x2="1.087cm" svg:y2="8.403cm">
            <text:p/>
          </draw:line>
          <draw:line draw:style-name="gr2" draw:text-style-name="P3" draw:layer="layout" svg:x1="1.428cm" svg:y1="8.592cm" svg:x2="2.051cm" svg:y2="8.592cm">
            <text:p/>
          </draw:line>
          <draw:line draw:style-name="gr2" draw:text-style-name="P3" draw:layer="layout" svg:x1="1.596cm" svg:y1="8.758cm" svg:x2="1.895cm" svg:y2="8.758cm">
            <text:p/>
          </draw:line>
          <draw:line draw:style-name="gr2" draw:text-style-name="P3" draw:layer="layout" svg:x1="1.729cm" svg:y1="8.387cm" svg:x2="1.734cm" svg:y2="7.96cm">
            <text:p/>
          </draw:line>
        </draw:g>
        <draw:connector draw:style-name="gr3" draw:text-style-name="P4" draw:layer="layout" svg:x1="1.751cm" svg:y1="5.334cm" svg:x2="2.906cm" svg:y2="4.171cm" draw:start-shape="id1" draw:start-glue-point="4" draw:end-shape="id2" draw:end-glue-point="6" svg:d="M1751 5334v-1163h1155" svg:viewBox="0 0 1156 1164">
          <text:p/>
        </draw:connector>
        <draw:connector draw:style-name="gr3" draw:text-style-name="P4" draw:layer="layout" draw:line-skew="-0.532cm" svg:x1="1.751cm" svg:y1="6.553cm" svg:x2="4.537cm" svg:y2="7.973cm" draw:start-shape="id1" draw:start-glue-point="8" draw:end-shape="id3" draw:end-glue-point="2" svg:d="M1751 6553v1438h2786v-18" svg:viewBox="0 0 2787 1439">
          <text:p/>
        </draw:connector>
        <draw:connector draw:style-name="gr4" draw:text-style-name="P4" draw:layer="layout" draw:line-skew="0.791cm" svg:x1="2.924cm" svg:y1="4.191cm" svg:x2="3.967cm" svg:y2="4.106cm" draw:end-shape="id4" draw:end-glue-point="1" svg:d="M2924 4191h1042v-85h1" svg:viewBox="0 0 1044 86">
          <text:p/>
        </draw:connector>
        <draw:frame draw:style-name="gr5" draw:text-style-name="P5" draw:layer="layout" svg:width="0.875cm" svg:height="0.963cm" svg:x="8.365cm" svg:y="4.561cm">
          <draw:text-box>
            <text:p><text:span text:style-name="T1">+</text:span></text:p>
          </draw:text-box>
        </draw:frame>
        <draw:frame draw:style-name="gr5" draw:text-style-name="P5" draw:layer="layout" svg:width="0.875cm" svg:height="0.963cm" svg:x="8.441cm" svg:y="6.137cm">
          <draw:text-box>
            <text:p><text:span text:style-name="T1">-</text:span></text:p>
          </draw:text-box>
        </draw:frame>
        <draw:frame draw:style-name="gr6" draw:text-style-name="P7" draw:layer="layout" svg:width="1.75cm" svg:height="1.158cm" svg:x="0.262cm" svg:y="6.292cm">
          <draw:text-box>
            <text:p text:style-name="P6"><text:span text:style-name="T2">v</text:span><text:span text:style-name="T3">I</text:span></text:p>
          </draw:text-box>
        </draw:frame>
        <draw:frame draw:style-name="gr7" draw:text-style-name="P9" draw:layer="layout" svg:width="1.108cm" svg:height="1.148cm" svg:x="6.308cm" svg:y="5.11cm">
          <draw:text-box>
            <text:p text:style-name="P8"><text:span text:style-name="T4">R</text:span><text:span text:style-name="T5">L</text:span></text:p>
          </draw:text-box>
        </draw:frame>
        <draw:line draw:style-name="gr8" draw:text-style-name="P3" xml:id="id4" draw:id="id4" draw:layer="layout" svg:x1="3.967cm" svg:y1="2.928cm" svg:x2="3.967cm" svg:y2="5.284cm">
          <text:p/>
        </draw:line>
        <draw:line draw:style-name="gr8" draw:text-style-name="P3" draw:layer="layout" svg:x1="3.944cm" svg:y1="4.343cm" svg:x2="4.574cm" svg:y2="5.174cm">
          <text:p/>
        </draw:line>
        <draw:line draw:style-name="gr9" draw:text-style-name="P3" draw:layer="layout" svg:x1="4.614cm" svg:y1="2.966cm" svg:x2="3.984cm" svg:y2="3.797cm">
          <text:p/>
        </draw:line>
        <draw:g xml:id="id6" draw:id="id6">
          <draw:line draw:style-name="gr2" draw:text-style-name="P3" draw:layer="layout" svg:x1="4.585cm" svg:y1="2.45cm" svg:x2="4.294cm" svg:y2="2.367cm">
            <text:p/>
          </draw:line>
          <draw:line draw:style-name="gr2" draw:text-style-name="P3" draw:layer="layout" svg:x1="4.866cm" svg:y1="2.136cm" svg:x2="4.294cm" svg:y2="2.369cm">
            <text:p/>
          </draw:line>
          <draw:line draw:style-name="gr2" draw:text-style-name="P3" draw:layer="layout" svg:x1="4.88cm" svg:y1="1.734cm" svg:x2="4.288cm" svg:y2="1.558cm">
            <text:p/>
          </draw:line>
          <draw:line draw:style-name="gr2" draw:text-style-name="P3" draw:layer="layout" svg:x1="4.881cm" svg:y1="2.145cm" svg:x2="4.289cm" svg:y2="1.969cm">
            <text:p/>
          </draw:line>
          <draw:line draw:style-name="gr2" draw:text-style-name="P3" draw:layer="layout" svg:x1="4.876cm" svg:y1="1.726cm" svg:x2="4.304cm" svg:y2="1.959cm">
            <text:p/>
          </draw:line>
          <draw:line draw:style-name="gr2" draw:text-style-name="P3" draw:layer="layout" svg:x1="4.857cm" svg:y1="1.321cm" svg:x2="4.285cm" svg:y2="1.554cm">
            <text:p/>
          </draw:line>
          <draw:line draw:style-name="gr2" draw:text-style-name="P3" draw:layer="layout" svg:x1="4.828cm" svg:y1="1.326cm" svg:x2="4.537cm" svg:y2="1.243cm">
            <text:p/>
          </draw:line>
        </draw:g>
        <draw:custom-shape draw:style-name="gr10" draw:text-style-name="P2" xml:id="id5" draw:id="id5" draw:layer="layout" svg:width="1.365cm" svg:height="1.219cm" svg:x="9.376cm" svg:y="0.97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xml:id="id3" draw:id="id3" draw:layer="layout" svg:x1="4.537cm" svg:y1="7.973cm" svg:x2="4.535cm" svg:y2="7.232cm" svg:d="M4537 7973v-370h-2v-371" svg:viewBox="0 0 3 742">
          <text:p/>
        </draw:connector>
        <draw:connector draw:style-name="gr3" draw:text-style-name="P4" draw:layer="layout" svg:x1="10.059cm" svg:y1="2.191cm" svg:x2="4.537cm" svg:y2="7.973cm" draw:start-shape="id5" draw:start-glue-point="8" draw:end-shape="id3" draw:end-glue-point="2" svg:d="M10059 2191v5782h-5522" svg:viewBox="0 0 5523 5783">
          <text:p/>
        </draw:connector>
        <draw:connector draw:style-name="gr3" draw:text-style-name="P4" draw:layer="layout" svg:x1="10.059cm" svg:y1="0.972cm" svg:x2="4.583cm" svg:y2="1.243cm" draw:start-shape="id5" draw:start-glue-point="4" draw:end-shape="id6" draw:end-glue-point="0" svg:d="M10059 972v-502h-5476v773" svg:viewBox="0 0 5477 774">
          <text:p/>
        </draw:connector>
        <draw:line draw:style-name="gr8" draw:text-style-name="P3" draw:layer="layout" svg:x1="4.556cm" svg:y1="2.455cm" svg:x2="4.556cm" svg:y2="3.012cm">
          <text:p/>
        </draw:line>
        <draw:line draw:style-name="gr8" draw:text-style-name="P3" draw:layer="layout" svg:x1="4.518cm" svg:y1="6.045cm" svg:x2="4.528cm" svg:y2="5.11cm">
          <text:p/>
        </draw:line>
        <draw:frame draw:style-name="gr12" draw:text-style-name="P10" draw:layer="layout" svg:width="1.108cm" svg:height="0.826cm" svg:x="4.707cm" svg:y="1.337cm">
          <draw:text-box>
            <text:p><text:span text:style-name="T6">R</text:span><text:span text:style-name="T7">E2</text:span></text:p>
          </draw:text-box>
        </draw:frame>
        <draw:frame draw:style-name="gr13" draw:text-style-name="P10" draw:layer="layout" svg:width="0.972cm" svg:height="0.826cm" svg:x="4.741cm" svg:y="6.914cm">
          <draw:text-box>
            <text:p><text:span text:style-name="T6">R</text:span><text:span text:style-name="T7">E</text:span></text:p>
          </draw:text-box>
        </draw:frame>
        <draw:frame draw:style-name="gr14" draw:text-style-name="P11" draw:layer="layout" svg:width="1.158cm" svg:height="1.114cm" svg:x="8.345cm" svg:y="0.795cm">
          <draw:text-box>
            <text:p><text:span text:style-name="T8">V</text:span><text:span text:style-name="T9">cc</text:span></text:p>
          </draw:text-box>
        </draw:frame>
        <draw:line draw:style-name="gr15" draw:text-style-name="P3" draw:layer="layout" svg:x1="4.585cm" svg:y1="2.974cm" svg:x2="5.833cm" svg:y2="2.983cm">
          <text:p/>
        </draw:line>
        <draw:custom-shape draw:style-name="gr16" draw:text-style-name="P4" draw:layer="layout" svg:width="0.205cm" svg:height="0.249cm" svg:x="8.723cm" svg:y="3.42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6" draw:text-style-name="P4" draw:layer="layout" svg:width="0.206cm" svg:height="0.241cm" svg:x="8.677cm" svg:y="7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" draw:id="id2" draw:layer="layout" svg:width="0.209cm" svg:height="0.264cm" svg:x="2.906cm" svg:y="4.0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12" draw:layer="layout" svg:width="1.108cm" svg:height="1.514cm" svg:x="4.353cm" svg:y="4.464cm">
          <draw:text-box>
            <text:p><text:span text:style-name="T1">C</text:span></text:p>
            <text:p><text:span text:style-name="T1"/></text:p>
          </draw:text-box>
        </draw:frame>
        <draw:frame draw:style-name="gr7" draw:text-style-name="P12" draw:layer="layout" svg:width="1.108cm" svg:height="1.148cm" svg:x="8.354cm" svg:y="5.299cm">
          <draw:text-box>
            <text:p><text:span text:style-name="T1">v</text:span><text:span text:style-name="T5">O</text:span></text:p>
          </draw:text-box>
        </draw:frame>
        <draw:frame draw:style-name="gr17" draw:text-style-name="P12" draw:layer="layout" svg:width="1.108cm" svg:height="1.514cm" svg:x="4.421cm" svg:y="3.169cm">
          <draw:text-box>
            <text:p><text:span text:style-name="T1">E</text:span></text:p>
            <text:p><text:span text:style-name="T1"/></text:p>
          </draw:text-box>
        </draw:frame>
        <draw:line draw:style-name="gr18" draw:text-style-name="P3" draw:layer="layout" svg:x1="4.529cm" svg:y1="6.022cm" svg:x2="4.529cm" svg:y2="7.402cm">
          <text:p/>
        </draw:line>
        <draw:g xml:id="id8" draw:id="id8">
          <draw:line draw:style-name="gr2" draw:text-style-name="P3" draw:layer="layout" svg:x1="6.192cm" svg:y1="3.382cm" svg:x2="6.192cm" svg:y2="2.604cm">
            <text:p/>
          </draw:line>
          <draw:line draw:style-name="gr2" draw:text-style-name="P3" draw:layer="layout" svg:x1="6.192cm" svg:y1="3.382cm" svg:x2="6.192cm" svg:y2="2.604cm">
            <text:p/>
          </draw:line>
          <draw:line draw:style-name="gr2" draw:text-style-name="P3" draw:layer="layout" svg:x1="6.503cm" svg:y1="3.382cm" svg:x2="6.503cm" svg:y2="2.604cm">
            <text:p/>
          </draw:line>
          <draw:line draw:style-name="gr2" draw:text-style-name="P3" draw:layer="layout" svg:x1="6.922cm" svg:y1="2.998cm" svg:x2="6.5cm" svg:y2="2.992cm">
            <text:p/>
          </draw:line>
          <draw:line draw:style-name="gr2" draw:text-style-name="P3" draw:layer="layout" svg:x1="6.199cm" svg:y1="2.998cm" svg:x2="5.777cm" svg:y2="2.992cm">
            <text:p/>
          </draw:line>
        </draw:g>
        <draw:connector draw:style-name="gr3" draw:text-style-name="P4" draw:layer="layout" draw:line-skew="0cm -0.117cm" svg:x1="7.357cm" svg:y1="4.911cm" svg:x2="6.922cm" svg:y2="2.993cm" draw:start-shape="id7" draw:start-glue-point="0" draw:end-shape="id8" draw:end-glue-point="1" svg:d="M7357 4911v-764h-2v-1154h-433" svg:viewBox="0 0 436 1919">
          <text:p/>
        </draw:connector>
        <draw:g xml:id="id7" draw:id="id7">
          <draw:line draw:style-name="gr2" draw:text-style-name="P3" draw:layer="layout" svg:x1="7.359cm" svg:y1="6.118cm" svg:x2="7.068cm" svg:y2="6.035cm">
            <text:p/>
          </draw:line>
          <draw:line draw:style-name="gr2" draw:text-style-name="P3" draw:layer="layout" svg:x1="7.64cm" svg:y1="5.804cm" svg:x2="7.068cm" svg:y2="6.037cm">
            <text:p/>
          </draw:line>
          <draw:line draw:style-name="gr2" draw:text-style-name="P3" draw:layer="layout" svg:x1="7.654cm" svg:y1="5.402cm" svg:x2="7.062cm" svg:y2="5.226cm">
            <text:p/>
          </draw:line>
          <draw:line draw:style-name="gr2" draw:text-style-name="P3" draw:layer="layout" svg:x1="7.655cm" svg:y1="5.813cm" svg:x2="7.063cm" svg:y2="5.637cm">
            <text:p/>
          </draw:line>
          <draw:line draw:style-name="gr2" draw:text-style-name="P3" draw:layer="layout" svg:x1="7.65cm" svg:y1="5.394cm" svg:x2="7.078cm" svg:y2="5.627cm">
            <text:p/>
          </draw:line>
          <draw:line draw:style-name="gr2" draw:text-style-name="P3" draw:layer="layout" svg:x1="7.631cm" svg:y1="4.989cm" svg:x2="7.059cm" svg:y2="5.222cm">
            <text:p/>
          </draw:line>
          <draw:line draw:style-name="gr2" draw:text-style-name="P3" draw:layer="layout" svg:x1="7.602cm" svg:y1="4.994cm" svg:x2="7.311cm" svg:y2="4.911cm">
            <text:p/>
          </draw:line>
        </draw:g>
        <draw:line draw:style-name="gr15" draw:text-style-name="P3" draw:layer="layout" svg:x1="7.335cm" svg:y1="7.948cm" svg:x2="7.324cm" svg:y2="6.117cm">
          <text:p/>
        </draw:line>
        <draw:line draw:style-name="gr15" draw:text-style-name="P3" draw:layer="layout" svg:x1="7.364cm" svg:y1="3.55cm" svg:x2="8.736cm" svg:y2="3.558cm">
          <text:p/>
        </draw:line>
        <draw:frame draw:style-name="gr7" draw:text-style-name="P9" draw:layer="layout" svg:width="1.108cm" svg:height="1.148cm" svg:x="6.402cm" svg:y="2.01cm">
          <draw:text-box>
            <text:p text:style-name="P8"><text:span text:style-name="T1">C</text:span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8:23:11.855028247</dc:date>
    <meta:editing-duration>PT3H23M12S</meta:editing-duration>
    <meta:editing-cycles>7</meta:editing-cycles>
    <meta:generator>LibreOffice/6.4.6.2$Linux_X86_64 LibreOffice_project/40$Build-2</meta:generator>
    <meta:document-statistic meta:object-count="60"/>
  </office:meta>
</office:document-meta>
</file>